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be17"/>
    </style:style>
    <style:style style:name="P2" style:family="paragraph" style:parent-style-name="Standard">
      <style:text-properties officeooo:rsid="0009be17" officeooo:paragraph-rsid="0009be17"/>
    </style:style>
    <style:style style:name="P3" style:family="paragraph" style:parent-style-name="Standard">
      <style:text-properties officeooo:rsid="0009d09e" officeooo:paragraph-rsid="0009d09e"/>
    </style:style>
    <style:style style:name="P4" style:family="paragraph" style:parent-style-name="Standard">
      <style:text-properties officeooo:rsid="000ba2ca" officeooo:paragraph-rsid="000ba2ca"/>
    </style:style>
    <style:style style:name="P5" style:family="paragraph" style:parent-style-name="Standard">
      <style:text-properties officeooo:rsid="000dfccb" officeooo:paragraph-rsid="000dfccb"/>
    </style:style>
    <style:style style:name="P6" style:family="paragraph" style:parent-style-name="Standard">
      <style:text-properties officeooo:rsid="000ee5f2" officeooo:paragraph-rsid="000ee5f2"/>
    </style:style>
    <style:style style:name="P7" style:family="paragraph" style:parent-style-name="Standard">
      <style:text-properties officeooo:rsid="00181cf2" officeooo:paragraph-rsid="0018c1a0"/>
    </style:style>
    <style:style style:name="P8" style:family="paragraph" style:parent-style-name="Standard">
      <style:text-properties officeooo:rsid="00181cf2" officeooo:paragraph-rsid="00181cf2"/>
    </style:style>
    <style:style style:name="P9" style:family="paragraph" style:parent-style-name="Standard">
      <style:text-properties officeooo:rsid="0018c1a0" officeooo:paragraph-rsid="0018c1a0"/>
    </style:style>
    <style:style style:name="P10" style:family="paragraph" style:parent-style-name="Standard">
      <style:text-properties fo:font-weight="bold" officeooo:rsid="00181cf2" officeooo:paragraph-rsid="00181cf2" style:font-weight-asian="bold" style:font-weight-complex="bold"/>
    </style:style>
    <style:style style:name="P11" style:family="paragraph" style:parent-style-name="Standard">
      <style:text-properties fo:font-weight="bold" officeooo:rsid="001929b4" officeooo:paragraph-rsid="001929b4" style:font-weight-asian="bold" style:font-weight-complex="bold"/>
    </style:style>
    <style:style style:name="P12" style:family="paragraph" style:parent-style-name="Standard">
      <style:text-properties fo:font-weight="bold" officeooo:rsid="0054e7e8" officeooo:paragraph-rsid="0054e7e8" style:font-weight-asian="bold" style:font-weight-complex="bold"/>
    </style:style>
    <style:style style:name="P13" style:family="paragraph" style:parent-style-name="Standard">
      <style:text-properties fo:font-weight="bold" officeooo:rsid="005601be" officeooo:paragraph-rsid="005601be" style:font-weight-asian="bold" style:font-weight-complex="bold"/>
    </style:style>
    <style:style style:name="P14" style:family="paragraph" style:parent-style-name="Standard">
      <style:text-properties officeooo:rsid="001929b4" officeooo:paragraph-rsid="001929b4"/>
    </style:style>
    <style:style style:name="P15" style:family="paragraph" style:parent-style-name="Standard">
      <style:text-properties officeooo:rsid="001b3c57" officeooo:paragraph-rsid="001b3c57"/>
    </style:style>
    <style:style style:name="P16" style:family="paragraph" style:parent-style-name="Standard">
      <style:text-properties fo:font-size="14pt" fo:font-weight="bold" officeooo:rsid="00164114" officeooo:paragraph-rsid="00164114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rsid="001e56c9" officeooo:paragraph-rsid="001e56c9"/>
    </style:style>
    <style:style style:name="P18" style:family="paragraph" style:parent-style-name="Standard">
      <style:text-properties officeooo:rsid="001f8352" officeooo:paragraph-rsid="001f8352"/>
    </style:style>
    <style:style style:name="P19" style:family="paragraph" style:parent-style-name="Standard">
      <style:text-properties officeooo:rsid="0021b14d" officeooo:paragraph-rsid="0021b14d"/>
    </style:style>
    <style:style style:name="P20" style:family="paragraph" style:parent-style-name="Standard">
      <style:text-properties officeooo:rsid="00234cc5" officeooo:paragraph-rsid="00234cc5"/>
    </style:style>
    <style:style style:name="P21" style:family="paragraph" style:parent-style-name="Standard">
      <style:text-properties officeooo:rsid="002359f8" officeooo:paragraph-rsid="002359f8"/>
    </style:style>
    <style:style style:name="P22" style:family="paragraph" style:parent-style-name="Standard">
      <style:text-properties officeooo:rsid="00249cbd" officeooo:paragraph-rsid="00249cbd"/>
    </style:style>
    <style:style style:name="P23" style:family="paragraph" style:parent-style-name="Standard">
      <style:text-properties officeooo:rsid="00268d86" officeooo:paragraph-rsid="00268d86"/>
    </style:style>
    <style:style style:name="P24" style:family="paragraph" style:parent-style-name="Standard">
      <style:text-properties officeooo:rsid="002ec260" officeooo:paragraph-rsid="002ec260"/>
    </style:style>
    <style:style style:name="P25" style:family="paragraph" style:parent-style-name="Standard">
      <style:text-properties officeooo:rsid="002febe1" officeooo:paragraph-rsid="002febe1"/>
    </style:style>
    <style:style style:name="P26" style:family="paragraph" style:parent-style-name="Standard">
      <style:text-properties officeooo:rsid="0030cdf6" officeooo:paragraph-rsid="002ec260"/>
    </style:style>
    <style:style style:name="P27" style:family="paragraph" style:parent-style-name="Standard">
      <style:text-properties officeooo:rsid="0030fd26" officeooo:paragraph-rsid="0030fd26"/>
    </style:style>
    <style:style style:name="P28" style:family="paragraph" style:parent-style-name="Standard">
      <style:text-properties officeooo:rsid="0031e008" officeooo:paragraph-rsid="0031e008"/>
    </style:style>
    <style:style style:name="P29" style:family="paragraph" style:parent-style-name="Standard">
      <style:text-properties officeooo:rsid="00379803" officeooo:paragraph-rsid="00379803"/>
    </style:style>
    <style:style style:name="P30" style:family="paragraph" style:parent-style-name="Standard">
      <style:text-properties officeooo:rsid="00385b1a" officeooo:paragraph-rsid="00385b1a"/>
    </style:style>
    <style:style style:name="P31" style:family="paragraph" style:parent-style-name="Standard">
      <style:text-properties officeooo:rsid="003864ae" officeooo:paragraph-rsid="003864ae"/>
    </style:style>
    <style:style style:name="P32" style:family="paragraph" style:parent-style-name="Standard">
      <style:text-properties officeooo:rsid="0039814f" officeooo:paragraph-rsid="0039814f"/>
    </style:style>
    <style:style style:name="P33" style:family="paragraph" style:parent-style-name="Standard">
      <style:text-properties officeooo:rsid="003c34b3" officeooo:paragraph-rsid="003c34b3"/>
    </style:style>
    <style:style style:name="P34" style:family="paragraph" style:parent-style-name="Standard">
      <style:text-properties officeooo:rsid="00431691" officeooo:paragraph-rsid="00431691"/>
    </style:style>
    <style:style style:name="P35" style:family="paragraph" style:parent-style-name="Standard">
      <style:text-properties officeooo:rsid="00362329" officeooo:paragraph-rsid="004461fa"/>
    </style:style>
    <style:style style:name="P36" style:family="paragraph" style:parent-style-name="Standard">
      <style:text-properties officeooo:rsid="00396d2d" officeooo:paragraph-rsid="004461fa"/>
    </style:style>
    <style:style style:name="P37" style:family="paragraph" style:parent-style-name="Standard">
      <style:text-properties officeooo:rsid="00482abf" officeooo:paragraph-rsid="00482abf"/>
    </style:style>
    <style:style style:name="P38" style:family="paragraph" style:parent-style-name="Standard">
      <style:text-properties officeooo:rsid="0048f0e6" officeooo:paragraph-rsid="0048f0e6"/>
    </style:style>
    <style:style style:name="P39" style:family="paragraph" style:parent-style-name="Standard">
      <style:text-properties officeooo:rsid="0048f0e6" officeooo:paragraph-rsid="004c84b2"/>
    </style:style>
    <style:style style:name="P40" style:family="paragraph" style:parent-style-name="Standard">
      <style:text-properties officeooo:rsid="004bd6b7" officeooo:paragraph-rsid="004bd6b7"/>
    </style:style>
    <style:style style:name="P41" style:family="paragraph" style:parent-style-name="Standard">
      <style:text-properties officeooo:rsid="004c84b2" officeooo:paragraph-rsid="004c84b2"/>
    </style:style>
    <style:style style:name="P42" style:family="paragraph" style:parent-style-name="Standard">
      <style:text-properties officeooo:rsid="0050dcaf" officeooo:paragraph-rsid="0050dcaf"/>
    </style:style>
    <style:style style:name="P43" style:family="paragraph" style:parent-style-name="Standard">
      <style:text-properties officeooo:rsid="0050dcaf" officeooo:paragraph-rsid="00519fe2"/>
    </style:style>
    <style:style style:name="P44" style:family="paragraph" style:parent-style-name="Standard">
      <style:text-properties officeooo:rsid="0019968d" officeooo:paragraph-rsid="0019968d"/>
    </style:style>
    <style:style style:name="P45" style:family="paragraph" style:parent-style-name="Standard">
      <style:text-properties officeooo:rsid="005218c2" officeooo:paragraph-rsid="005218c2"/>
    </style:style>
    <style:style style:name="P46" style:family="paragraph" style:parent-style-name="Standard">
      <style:text-properties officeooo:rsid="00334974" officeooo:paragraph-rsid="00334974"/>
    </style:style>
    <style:style style:name="P47" style:family="paragraph" style:parent-style-name="Standard">
      <style:text-properties officeooo:rsid="00334974" officeooo:paragraph-rsid="006394e3"/>
    </style:style>
    <style:style style:name="P48" style:family="paragraph" style:parent-style-name="Standard">
      <style:text-properties officeooo:rsid="006394e3" officeooo:paragraph-rsid="006394e3"/>
    </style:style>
    <style:style style:name="P49" style:family="paragraph" style:parent-style-name="Standard">
      <style:text-properties officeooo:rsid="0081f29e" officeooo:paragraph-rsid="001f8352"/>
    </style:style>
    <style:style style:name="P50" style:family="paragraph" style:parent-style-name="Standard">
      <style:text-properties officeooo:rsid="0081f29e" officeooo:paragraph-rsid="0083e2d7"/>
    </style:style>
    <style:style style:name="P5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64114" officeooo:paragraph-rsid="00164114"/>
    </style:style>
    <style:style style:name="P52" style:family="paragraph" style:parent-style-name="Text_20_body">
      <style:text-properties officeooo:rsid="0039cb0d" officeooo:paragraph-rsid="0039cb0d"/>
    </style:style>
    <style:style style:name="P53" style:family="paragraph" style:parent-style-name="Text_20_body">
      <style:text-properties officeooo:rsid="003d727f" officeooo:paragraph-rsid="003d727f"/>
    </style:style>
    <style:style style:name="P54" style:family="paragraph" style:parent-style-name="Text_20_body">
      <style:text-properties officeooo:rsid="004f908b" officeooo:paragraph-rsid="004f908b"/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Heading_20_3">
      <style:text-properties officeooo:rsid="0039cb0d" officeooo:paragraph-rsid="0039cb0d"/>
    </style:style>
    <style:style style:name="P58" style:family="paragraph" style:parent-style-name="Heading_20_3">
      <style:text-properties officeooo:rsid="001f8352"/>
    </style:style>
    <style:style style:name="P59" style:family="paragraph" style:parent-style-name="Standard" style:list-style-name="L1">
      <style:text-properties officeooo:rsid="0018c1a0" officeooo:paragraph-rsid="0018c1a0"/>
    </style:style>
    <style:style style:name="P60" style:family="paragraph" style:parent-style-name="Standard" style:list-style-name="L2">
      <style:text-properties officeooo:rsid="0018c1a0" officeooo:paragraph-rsid="0018c1a0"/>
    </style:style>
    <style:style style:name="P61" style:family="paragraph" style:parent-style-name="Standard" style:list-style-name="L3">
      <style:text-properties officeooo:rsid="001929b4" officeooo:paragraph-rsid="001929b4"/>
    </style:style>
    <style:style style:name="P62" style:family="paragraph" style:parent-style-name="Standard" style:list-style-name="L4">
      <style:text-properties officeooo:rsid="001929b4" officeooo:paragraph-rsid="001929b4"/>
    </style:style>
    <style:style style:name="P63" style:family="paragraph" style:parent-style-name="Standard" style:list-style-name="L6">
      <style:text-properties officeooo:rsid="001929b4" officeooo:paragraph-rsid="007fee0f"/>
    </style:style>
    <style:style style:name="P64" style:family="paragraph" style:parent-style-name="Standard" style:list-style-name="L3">
      <style:text-properties officeooo:rsid="0019968d" officeooo:paragraph-rsid="0019968d"/>
    </style:style>
    <style:style style:name="P65" style:family="paragraph" style:parent-style-name="Standard" style:list-style-name="L3">
      <style:text-properties officeooo:rsid="0019968d" officeooo:paragraph-rsid="0078231c"/>
    </style:style>
    <style:style style:name="P66" style:family="paragraph" style:parent-style-name="Standard" style:list-style-name="L3">
      <style:text-properties officeooo:rsid="0019968d" officeooo:paragraph-rsid="00764176"/>
    </style:style>
    <style:style style:name="P67" style:family="paragraph" style:parent-style-name="Standard" style:list-style-name="L4">
      <style:text-properties officeooo:rsid="0019968d" officeooo:paragraph-rsid="0019968d"/>
    </style:style>
    <style:style style:name="P68" style:family="paragraph" style:parent-style-name="Standard" style:list-style-name="L5">
      <style:text-properties officeooo:rsid="0019968d" officeooo:paragraph-rsid="0019968d"/>
    </style:style>
    <style:style style:name="P69" style:family="paragraph" style:parent-style-name="Standard" style:list-style-name="L5">
      <style:text-properties officeooo:rsid="007e8fcf" officeooo:paragraph-rsid="007fee0f"/>
    </style:style>
    <style:style style:name="P70" style:family="paragraph" style:parent-style-name="Standard" style:list-style-name="L5">
      <style:text-properties officeooo:rsid="007e8fcf" officeooo:paragraph-rsid="007e8fcf"/>
    </style:style>
    <style:style style:name="P71" style:family="paragraph" style:parent-style-name="Standard" style:list-style-name="L6">
      <style:text-properties officeooo:rsid="001b38f4" officeooo:paragraph-rsid="007fee0f"/>
    </style:style>
    <style:style style:name="P72" style:family="paragraph" style:parent-style-name="Standard" style:list-style-name="L6">
      <style:text-properties officeooo:rsid="001b38f4" officeooo:paragraph-rsid="001b38f4"/>
    </style:style>
    <style:style style:name="P73" style:family="paragraph" style:parent-style-name="Standard" style:list-style-name="L6">
      <style:text-properties officeooo:rsid="0067530e" officeooo:paragraph-rsid="007942b1"/>
    </style:style>
    <style:style style:name="P74" style:family="paragraph" style:parent-style-name="Standard" style:list-style-name="L6">
      <style:text-properties officeooo:rsid="00681fc7" officeooo:paragraph-rsid="00681fc7"/>
    </style:style>
    <style:style style:name="P75" style:family="paragraph" style:parent-style-name="Standard" style:list-style-name="L6">
      <style:text-properties officeooo:rsid="007009be" officeooo:paragraph-rsid="007009be"/>
    </style:style>
    <style:style style:name="P76" style:family="paragraph" style:parent-style-name="Standard" style:list-style-name="L6">
      <style:text-properties officeooo:rsid="006f891f" officeooo:paragraph-rsid="007a989a"/>
    </style:style>
    <style:style style:name="P77" style:family="paragraph" style:parent-style-name="Standard" style:list-style-name="L7">
      <style:text-properties officeooo:rsid="005601be" officeooo:paragraph-rsid="005601be"/>
    </style:style>
    <style:style style:name="P78" style:family="paragraph" style:parent-style-name="Standard" style:list-style-name="L7">
      <style:text-properties officeooo:rsid="00587f38" officeooo:paragraph-rsid="00587f38"/>
    </style:style>
    <style:style style:name="P79" style:family="paragraph" style:parent-style-name="Standard" style:list-style-name="L7">
      <style:text-properties officeooo:rsid="005a3fed" officeooo:paragraph-rsid="005a3fed"/>
    </style:style>
    <style:style style:name="P80" style:family="paragraph" style:parent-style-name="Standard" style:list-style-name="L7">
      <style:text-properties officeooo:rsid="005a9a85" officeooo:paragraph-rsid="005a9a85"/>
    </style:style>
    <style:style style:name="P81" style:family="paragraph" style:parent-style-name="Standard" style:list-style-name="L7">
      <style:text-properties officeooo:rsid="0071f706" officeooo:paragraph-rsid="007af5da"/>
    </style:style>
    <style:style style:name="P82" style:family="paragraph" style:parent-style-name="Standard" style:list-style-name="L7">
      <style:text-properties officeooo:rsid="00698071" officeooo:paragraph-rsid="00698071"/>
    </style:style>
    <style:style style:name="P83" style:family="paragraph" style:parent-style-name="Standard" style:list-style-name="L7">
      <style:text-properties officeooo:rsid="007b0897" officeooo:paragraph-rsid="007b0897"/>
    </style:style>
    <style:style style:name="P84" style:family="paragraph" style:parent-style-name="Standard" style:list-style-name="L7">
      <style:text-properties officeooo:rsid="007cec2c" officeooo:paragraph-rsid="007cec2c"/>
    </style:style>
    <style:style style:name="P85" style:family="paragraph" style:parent-style-name="Standard" style:list-style-name="L1">
      <style:text-properties officeooo:rsid="0084137b" officeooo:paragraph-rsid="0084137b"/>
    </style:style>
    <style:style style:name="T1" style:family="text">
      <style:text-properties officeooo:rsid="0018c1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c1a0" style:font-weight-asian="bold" style:font-weight-complex="bold"/>
    </style:style>
    <style:style style:name="T4" style:family="text">
      <style:text-properties officeooo:rsid="0019968d"/>
    </style:style>
    <style:style style:name="T5" style:family="text">
      <style:text-properties officeooo:rsid="00268d86"/>
    </style:style>
    <style:style style:name="T6" style:family="text">
      <style:text-properties officeooo:rsid="00286b76"/>
    </style:style>
    <style:style style:name="T7" style:family="text">
      <style:text-properties officeooo:rsid="002ade82"/>
    </style:style>
    <style:style style:name="T8" style:family="text">
      <style:text-properties officeooo:rsid="0034343e"/>
    </style:style>
    <style:style style:name="T9" style:family="text">
      <style:text-properties fo:color="#2b2713" style:text-outline="false" style:font-name="Menlo-Regular" fo:font-size="13pt" fo:letter-spacing="normal" style:letter-kerning="false" style:font-size-asian="13pt"/>
    </style:style>
    <style:style style:name="T10" style:family="text">
      <style:text-properties fo:color="#257f9f" style:text-outline="false" style:font-name="Menlo-Regular" fo:font-size="13pt" fo:letter-spacing="normal" style:letter-kerning="false" style:font-size-asian="13pt"/>
    </style:style>
    <style:style style:name="T11" style:family="text">
      <style:text-properties fo:color="#6d6d6d" style:text-outline="false" style:font-name="Menlo-Regular" fo:font-size="13pt" fo:letter-spacing="normal" style:letter-kerning="false" style:font-size-asian="13pt"/>
    </style:style>
    <style:style style:name="T12" style:family="text">
      <style:text-properties officeooo:rsid="004d1f09"/>
    </style:style>
    <style:style style:name="T13" style:family="text">
      <style:text-properties officeooo:rsid="004e360e"/>
    </style:style>
    <style:style style:name="T14" style:family="text">
      <style:text-properties officeooo:rsid="00519fe2"/>
    </style:style>
    <style:style style:name="T15" style:family="text">
      <style:text-properties officeooo:rsid="005244e0"/>
    </style:style>
    <style:style style:name="T16" style:family="text">
      <style:text-properties officeooo:rsid="005a3fed"/>
    </style:style>
    <style:style style:name="T17" style:family="text">
      <style:text-properties officeooo:rsid="005b3470"/>
    </style:style>
    <style:style style:name="T18" style:family="text">
      <style:text-properties officeooo:rsid="005bb127"/>
    </style:style>
    <style:style style:name="T19" style:family="text">
      <style:text-properties officeooo:rsid="005eecb1"/>
    </style:style>
    <style:style style:name="T20" style:family="text">
      <style:text-properties officeooo:rsid="0060c22e"/>
    </style:style>
    <style:style style:name="T21" style:family="text">
      <style:text-properties officeooo:rsid="00614905"/>
    </style:style>
    <style:style style:name="T22" style:family="text">
      <style:text-properties officeooo:rsid="00625535"/>
    </style:style>
    <style:style style:name="T23" style:family="text">
      <style:text-properties officeooo:rsid="0062f73f"/>
    </style:style>
    <style:style style:name="T24" style:family="text">
      <style:text-properties officeooo:rsid="006394e3"/>
    </style:style>
    <style:style style:name="T25" style:family="text">
      <style:text-properties officeooo:rsid="006875a4"/>
    </style:style>
    <style:style style:name="T26" style:family="text">
      <style:text-properties officeooo:rsid="006a781e"/>
    </style:style>
    <style:style style:name="T27" style:family="text">
      <style:text-properties officeooo:rsid="006d8b1d"/>
    </style:style>
    <style:style style:name="T28" style:family="text">
      <style:text-properties officeooo:rsid="006fa90a"/>
    </style:style>
    <style:style style:name="T29" style:family="text">
      <style:text-properties fo:color="#579d1c" fo:font-weight="bold" officeooo:rsid="0053ee3b" style:font-weight-asian="bold" style:font-weight-complex="bold"/>
    </style:style>
    <style:style style:name="T30" style:family="text">
      <style:text-properties fo:color="#579d1c" fo:font-weight="bold" officeooo:rsid="0054ab07" style:font-weight-asian="bold" style:font-weight-complex="bold"/>
    </style:style>
    <style:style style:name="T31" style:family="text">
      <style:text-properties fo:color="#579d1c" fo:font-weight="bold" officeooo:rsid="00764176" style:font-weight-asian="bold" style:font-weight-complex="bold"/>
    </style:style>
    <style:style style:name="T32" style:family="text">
      <style:text-properties fo:color="#579d1c" fo:font-weight="bold" officeooo:rsid="006fa90a" style:font-weight-asian="bold" style:font-weight-complex="bold"/>
    </style:style>
    <style:style style:name="T33" style:family="text">
      <style:text-properties officeooo:rsid="00764176"/>
    </style:style>
    <style:style style:name="T34" style:family="text">
      <style:text-properties officeooo:rsid="007d25ea"/>
    </style:style>
    <style:style style:name="T35" style:family="text">
      <style:text-properties officeooo:rsid="007fee0f"/>
    </style:style>
    <style:style style:name="T36" style:family="text">
      <style:text-properties officeooo:rsid="0067530e"/>
    </style:style>
    <style:style style:name="T37" style:family="text">
      <style:text-properties fo:color="#ff3333" fo:font-weight="bold" style:font-weight-asian="bold" style:font-weight-complex="bold"/>
    </style:style>
    <style:style style:name="T38" style:family="text">
      <style:text-properties fo:color="#ff3333" fo:font-weight="bold" officeooo:rsid="0053ee3b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256_847739940"/>Swift <text:span text:style-name="T7">Developer </text:span>Links<text:bookmark-end text:name="__RefHeading__256_847739940"/></text:h>
      <text:p text:style-name="Text_20_body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5"><text:a xlink:type="simple" xlink:href="#__RefHeading__256_847739940" text:style-name="Index_20_Link" text:visited-style-name="Index_20_Link">Swift Developer Links<text:tab/>1</text:a></text:p>
          <text:p text:style-name="P56"><text:a xlink:type="simple" xlink:href="#__RefHeading__258_847739940" text:style-name="Index_20_Link" text:visited-style-name="Index_20_Link">Code with Chris + Layouts<text:tab/>1</text:a></text:p>
          <text:p text:style-name="P56"><text:a xlink:type="simple" xlink:href="#__RefHeading__856_235642581" text:style-name="Index_20_Link" text:visited-style-name="Index_20_Link">Grundlagen<text:tab/>1</text:a></text:p>
          <text:p text:style-name="P56"><text:a xlink:type="simple" xlink:href="#__RefHeading__260_847739940" text:style-name="Index_20_Link" text:visited-style-name="Index_20_Link">NavigationController<text:tab/>1</text:a></text:p>
          <text:p text:style-name="P56"><text:a xlink:type="simple" xlink:href="#__RefHeading__858_235642581" text:style-name="Index_20_Link" text:visited-style-name="Index_20_Link">Main View<text:tab/>1</text:a></text:p>
          <text:p text:style-name="P56"><text:a xlink:type="simple" xlink:href="#__RefHeading__262_847739940" text:style-name="Index_20_Link" text:visited-style-name="Index_20_Link">Webview<text:tab/>2</text:a></text:p>
          <text:p text:style-name="P56"><text:a xlink:type="simple" xlink:href="#__RefHeading__1124_29625337" text:style-name="Index_20_Link" text:visited-style-name="Index_20_Link">Progressbar<text:tab/>2</text:a></text:p>
          <text:p text:style-name="P56"><text:a xlink:type="simple" xlink:href="#__RefHeading__1126_29625337" text:style-name="Index_20_Link" text:visited-style-name="Index_20_Link">Header ausblenden CSS3 Transition<text:tab/>2</text:a></text:p>
          <text:p text:style-name="P56"><text:a xlink:type="simple" xlink:href="#__RefHeading__860_235642581" text:style-name="Index_20_Link" text:visited-style-name="Index_20_Link">TableView<text:tab/>2</text:a></text:p>
          <text:p text:style-name="P56"><text:a xlink:type="simple" xlink:href="#__RefHeading__862_235642581" text:style-name="Index_20_Link" text:visited-style-name="Index_20_Link">RSS Reader<text:tab/>2</text:a></text:p>
          <text:p text:style-name="P56"><text:a xlink:type="simple" xlink:href="#__RefHeading__864_235642581" text:style-name="Index_20_Link" text:visited-style-name="Index_20_Link">JSON<text:tab/>2</text:a></text:p>
          <text:p text:style-name="P56"><text:a xlink:type="simple" xlink:href="#__RefHeading__866_235642581" text:style-name="Index_20_Link" text:visited-style-name="Index_20_Link">Refresh onPull (UIRefreshControl)<text:tab/>3</text:a></text:p>
          <text:p text:style-name="P56"><text:a xlink:type="simple" xlink:href="#__RefHeading__1128_29625337" text:style-name="Index_20_Link" text:visited-style-name="Index_20_Link">String Operations<text:tab/>3</text:a></text:p>
          <text:p text:style-name="P56"><text:a xlink:type="simple" xlink:href="#__RefHeading__1359_235642581" text:style-name="Index_20_Link" text:visited-style-name="Index_20_Link">Troubleshooting xCode<text:tab/>3</text:a></text:p>
          <text:p text:style-name="P56"><text:a xlink:type="simple" xlink:href="#__RefHeading__1361_235642581" text:style-name="Index_20_Link" text:visited-style-name="Index_20_Link">Temp<text:tab/>3</text:a></text:p>
          <text:p text:style-name="P56"><text:a xlink:type="simple" xlink:href="#__RefHeading__1363_235642581" text:style-name="Index_20_Link" text:visited-style-name="Index_20_Link">Objective c Code Snippets<text:tab/>4</text:a></text:p>
        </text:index-body>
      </text:table-of-content>
      <text:p text:style-name="Text_20_body"/>
      <text:h text:style-name="Heading_20_3" text:outline-level="3"><text:bookmark-start text:name="__RefHeading__258_847739940"/>Code with Chris <text:span text:style-name="T5">+ </text:span>Layouts<text:bookmark-end text:name="__RefHeading__258_847739940"/></text:h>
      <text:p text:style-name="P22"><text:a xlink:type="simple" xlink:href="http://codewithchris.com/how-to-make-an-iphone-app/">http://codewithchris.com/how-to-make-an-iphone-app/</text:a></text:p>
      <text:p text:style-name="P23"><text:a xlink:type="simple" xlink:href="http://codewithchris.com/6-creating-the-user-interface-auto-layout/">http://codewithchris.com/6-creating-the-user-interface-auto-layout/</text:a> <text:span text:style-name="T20">(X)</text:span></text:p>
      <text:p text:style-name="P23"/>
      <text:h text:style-name="P57" text:outline-level="3"><text:bookmark-start text:name="__RefHeading__856_235642581"/>Grundlagen<text:bookmark-end text:name="__RefHeading__856_235642581"/></text:h>
      <text:p text:style-name="P52"><text:a xlink:type="simple" xlink:href="http://ios-blog.co.uk/featured-posts/introduction-to-swift-programming-for-beginners/">http://ios-blog.co.uk/featured-posts/introduction-to-swift-programming-for-beginners/</text:a></text:p>
      <text:p text:style-name="P52"><text:a xlink:type="simple" xlink:href="http://ios-blog.co.uk/tutorials/developing-ios-apps-using-swift-part-1/">http://ios-blog.co.uk/tutorials/developing-ios-apps-using-swift-part-1/</text:a></text:p>
      <text:p text:style-name="P52"><text:a xlink:type="simple" xlink:href="http://ios-blog.co.uk/tutorials/developing-ios8-apps-using-swift-part-2-connect-to-the-itunes-search-api/">http://ios-blog.co.uk/tutorials/developing-ios8-apps-using-swift-part-2-connect-to-the-itunes-search-api/</text:a> <text:span text:style-name="T21">(X)</text:span></text:p>
      <text:p text:style-name="P52"><text:a xlink:type="simple" xlink:href="http://ios-blog.co.uk/tutorials/developing-ios8-apps-using-swift-part-3-best-practices/">http://ios-blog.co.uk/tutorials/developing-ios8-apps-using-swift-part-3-best-practices/</text:a></text:p>
      <text:p text:style-name="P52"/>
      <text:h text:style-name="Heading_20_3" text:outline-level="3"><text:bookmark-start text:name="__RefHeading__260_847739940"/>NavigationController <text:bookmark-end text:name="__RefHeading__260_847739940"/></text:h>
      <text:p text:style-name="P19">(Editor &gt;&gt; Embed &gt;&gt; …)</text:p>
      <text:p text:style-name="P19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 <text:span text:style-name="T22">(X)</text:span></text:p>
      <text:p text:style-name="P24"/>
      <text:h text:style-name="Heading_20_3" text:outline-level="3"><text:bookmark-start text:name="__RefHeading__858_235642581"/>Main View<text:bookmark-end text:name="__RefHeading__858_235642581"/></text:h>
      <text:p text:style-name="P24">Color Conversion</text:p>
      <text:p text:style-name="P24"><text:a xlink:type="simple" xlink:href="https://coderwall.com/p/dyqrfa/customize-navigation-bar-appearance-with-swift">https://coderwall.com/p/dyqrfa/customize-navigation-bar-appearance-with-swift</text:a> <text:span text:style-name="T22">(X)</text:span></text:p>
      <text:p text:style-name="P26"/>
      <text:p text:style-name="P25">Rounded Corners on Views</text:p>
      <text:p text:style-name="P25"><text:soft-page-break/><text:a xlink:type="simple" xlink:href="http://stackoverflow.com/questions/25591389/uiview-with-shadow-rounded-corners-and-custom-drawrect">http://stackoverflow.com/questions/25591389/uiview-with-shadow-rounded-corners-and-custom-drawrect</text:a> <text:span text:style-name="T22">(X)</text:span></text:p>
      <text:p text:style-name="P25"/>
      <text:p text:style-name="P19"/>
      <text:h text:style-name="Heading_20_3" text:outline-level="3"><text:bookmark-start text:name="__RefHeading__262_847739940"/>Webview<text:bookmark-end text:name="__RefHeading__262_847739940"/></text:h>
      <text:p text:style-name="P20">(Webview <text:span text:style-name="T6">erstellen, neue Klasse hinzufügen und verlinken, dann </text:span>markieren und „Referencing Outlets“ (+) vom rechten Menu (→) auf sich selbst in Klasse ziehen)</text:p>
      <text:p text:style-name="P21"><text:a xlink:type="simple" xlink:href="http://www.ioscreator.com/tutorials/webview-tutorial-in-ios8-with-swift">http://www.ioscreator.com/tutorials/webview-tutorial-in-ios8-with-swift</text:a> <text:span text:style-name="T22">(X)</text:span></text:p>
      <text:p text:style-name="P21"/>
      <text:h text:style-name="Heading_20_3" text:outline-level="3"><text:bookmark-start text:name="__RefHeading__1124_29625337"/>Progressbar<text:bookmark-end text:name="__RefHeading__1124_29625337"/></text:h>
      <text:p text:style-name="P38"><text:a xlink:type="simple" xlink:href="http://www.ioscreator.com/tutorials/progress-view-tutorial-in-ios8-with-swift">http://www.ioscreator.com/tutorials/progress-view-tutorial-in-ios8-with-swift</text:a></text:p>
      <text:p text:style-name="P38"><text:a xlink:type="simple" xlink:href="http://stackoverflow.com/questions/28147096/progressbar-webview-in-swift">http://stackoverflow.com/questions/28147096/progressbar-webview-in-swift</text:a></text:p>
      <text:p text:style-name="P40"><text:a xlink:type="simple" xlink:href="http://stackoverflow.com/questions/25703579/connect-a-uiprogressview-to-a-uiwebview-swift-objective-c">http://stackoverflow.com/questions/25703579/connect-a-uiprogressview-to-a-uiwebview-swift-objective-c</text:a> <text:span text:style-name="T13">(X)</text:span></text:p>
      <text:p text:style-name="P41"><text:a xlink:type="simple" xlink:href="https://ioswift.wordpress.com/2014/07/03/uiwebview-in-swift/">https://ioswift.wordpress.com/2014/07/03/uiwebview-in-swift/</text:a> <text:span text:style-name="T12">(X)</text:span></text:p>
      <text:p text:style-name="P39"/>
      <text:h text:style-name="Heading_20_3" text:outline-level="3"><text:bookmark-start text:name="__RefHeading__1126_29625337"/>Header ausblenden <text:span text:style-name="T15">CSS3 Transition</text:span><text:bookmark-end text:name="__RefHeading__1126_29625337"/></text:h>
      <text:p text:style-name="P45"><text:a xlink:type="simple" xlink:href="http://stackoverflow.com/questions/4411306/css3-transition-of-background-color">http://stackoverflow.com/questions/4411306/css3-transition-of-background-color</text:a> <text:span text:style-name="T23">(X)</text:span></text:p>
      <text:p text:style-name="P45"/>
      <text:h text:style-name="Heading_20_3" text:outline-level="3"><text:bookmark-start text:name="__RefHeading__860_235642581"/>TableView<text:bookmark-end text:name="__RefHeading__860_235642581"/></text:h>
      <text:p text:style-name="Standard"><text:a xlink:type="simple" xlink:href="http://www.ioscreator.com/tutorials/tableview-tutorial-in-ios8-with-swift">http://www.ioscreator.com/tutorials/tableview-tutorial-in-ios8-with-swift</text:a></text:p>
      <text:p text:style-name="P46"><text:a xlink:type="simple" xlink:href="https://www.weheartswift.com/how-to-make-a-simple-table-view-with-ios-8-and-swift/">https://www.weheartswift.com/how-to-make-a-simple-table-view-with-ios-8-and-swift/</text:a></text:p>
      <text:p text:style-name="P46"/>
      <text:p text:style-name="P48"><text:a xlink:type="simple" xlink:href="https://www.youtube.com/watch?v=7cLXIWeXIWc&amp;feature=youtu.be">https://www.youtube.com/watch?v=7cLXIWeXIWc&amp;feature=youtu.be</text:a> (X)</text:p>
      <text:p text:style-name="P48"><text:a xlink:type="simple" xlink:href="https://github.com/arled/RSSwift">https://github.com/arled/RSSwift</text:a> (X)</text:p>
      <text:p text:style-name="P47"/>
      <text:h text:style-name="Heading_20_3" text:outline-level="3">Custom <text:span text:style-name="T24">Table </text:span>Header</text:h>
      <text:p text:style-name="P28"><text:a xlink:type="simple" xlink:href="http://www.ioscreator.com/tutorials/customizing-header-footer-table-view-ios8-swift">http://www.ioscreator.com/tutorials/customizing-header-footer-table-view-ios8-swift</text:a></text:p>
      <text:p text:style-name="P28"/>
      <text:h text:style-name="Heading_20_3" text:outline-level="3"><text:bookmark-start text:name="__RefHeading__862_235642581"/>RSS Reader<text:bookmark-end text:name="__RefHeading__862_235642581"/></text:h>
      <text:p text:style-name="P28"><text:a xlink:type="simple" xlink:href="https://github.com/arled/RSSwift">https://github.com/arled/RSSwift</text:a> <text:span text:style-name="T19">(X)</text:span></text:p>
      <text:p text:style-name="P28"/>
      <text:h text:style-name="Heading_20_3" text:outline-level="3"><text:bookmark-start text:name="__RefHeading__864_235642581"/>JSON<text:bookmark-end text:name="__RefHeading__864_235642581"/></text:h>
      <text:p text:style-name="P53">Itunes</text:p>
      <text:p text:style-name="P53"><text:a xlink:type="simple" xlink:href="http://ios-blog.co.uk/tutorials/developing-ios8-apps-using-swift-part-2-connect-to-the-itunes-search-api/">http://ios-blog.co.uk/tutorials/developing-ios8-apps-using-swift-part-2-connect-to-the-itunes-search-api/</text:a> <text:span text:style-name="T19">(X)</text:span></text:p>
      <text:p text:style-name="P53"/>
      <text:h text:style-name="Heading_20_3" text:outline-level="3">htmlAttributed Text</text:h>
      <text:p text:style-name="P54"><text:a xlink:type="simple" xlink:href="http://stackoverflow.com/questions/26254828/displaying-html-text-in-uilabel-performance-issues-iphone-sdk-ios-8-swift">http://stackoverflow.com/questions/26254828/displaying-html-text-in-uilabel-performance-issues-iphone-sdk-ios-8-swift</text:a> <text:span text:style-name="T19">(X)</text:span></text:p>
      <text:p text:style-name="P54"/>
      <text:p text:style-name="P53"><text:soft-page-break/>Other</text:p>
      <text:p text:style-name="P30"><text:a xlink:type="simple" xlink:href="https://github.com/SwiftyJSON/SwiftyJSON#integration">https://github.com/SwiftyJSON/SwiftyJSON#integration</text:a></text:p>
      <text:p text:style-name="P31"><text:a xlink:type="simple" xlink:href="http://blog.jeffdouglas.com/2014/08/25/parsing-json-apis-with-swiftjson/">http://blog.jeffdouglas.com/2014/08/25/parsing-json-apis-with-swiftjson/</text:a></text:p>
      <text:p text:style-name="P29"><text:a xlink:type="simple" xlink:href="http://www.binpress.com/tutorial/swiftyjson-how-to-handle-json-in-swift/111">http://www.binpress.com/tutorial/swiftyjson-how-to-handle-json-in-swift/111</text:a></text:p>
      <text:p text:style-name="P29"/>
      <text:p text:style-name="P33">via http</text:p>
      <text:p text:style-name="P32"><text:a xlink:type="simple" xlink:href="http://www.raywenderlich.com/85080/beginning-alamofire-tutorial">http://www.raywenderlich.com/85080/beginning-alamofire-tutorial</text:a></text:p>
      <text:p text:style-name="P32"/>
      <text:h text:style-name="Heading_20_3" text:outline-level="3"><text:bookmark-start text:name="__RefHeading__866_235642581"/>Refresh onPull (UIRefreshControl)<text:bookmark-end text:name="__RefHeading__866_235642581"/></text:h>
      <text:p text:style-name="P33"><text:a xlink:type="simple" xlink:href="http://www.jackrabbitmobile.com/design/ios-custom-pull-to-refresh-control/">http://www.jackrabbitmobile.com/design/ios-custom-pull-to-refresh-control/</text:a></text:p>
      <text:p text:style-name="P43"><text:a xlink:type="simple" xlink:href="http://stackoverflow.com/questions/24475792/how-to-use-pull-to-refresh-in-swift">http://stackoverflow.com/questions/24475792/how-to-use-pull-to-refresh-in-swift</text:a> (X) </text:p>
      <text:p text:style-name="P43">→ NewsList <text:span text:style-name="T14">activate 'refresh' in UI, add functions and call</text:span></text:p>
      <text:p text:style-name="P42"/>
      <text:h text:style-name="Heading_20_3" text:outline-level="3"><text:bookmark-start text:name="__RefHeading__1128_29625337"/>String Operations<text:bookmark-end text:name="__RefHeading__1128_29625337"/></text:h>
      <text:p text:style-name="P37"><text:a xlink:type="simple" xlink:href="http://theapplady.net/workshop-14-common-string-manipulation-methods/">http://theapplady.net/workshop-14-common-string-manipulation-methods/</text:a></text:p>
      <text:p text:style-name="P37"/>
      <text:h text:style-name="Heading_20_3" text:outline-level="3"><text:bookmark-start text:name="__RefHeading__1359_235642581"/>Troubleshooting xCode<text:bookmark-end text:name="__RefHeading__1359_235642581"/></text:h>
      <text:p text:style-name="P27"><text:line-break/><text:span text:style-name="T8">Reset Xcode Config</text:span></text:p>
      <text:p text:style-name="P27"><text:span text:style-name="T9">rm -rf ~/library/</text:span><text:span text:style-name="T10">Developer</text:span><text:span text:style-name="T9">/</text:span><text:span text:style-name="T10">Xcode</text:span><text:span text:style-name="T9">/</text:span><text:span text:style-name="T10">DerivedData</text:span><text:span text:style-name="T11">/*</text:span></text:p>
      <text:p text:style-name="P27"/>
      <text:p text:style-name="P34">Code Completion</text:p>
      <text:p text:style-name="P28"><text:a xlink:type="simple" xlink:href="http://stackoverflow.com/questions/25883905/xcode-6-swift-code-completion-not-working">http://stackoverflow.com/questions/25883905/xcode-6-swift-code-completion-not-working</text:a></text:p>
      <text:p text:style-name="P28"/>
      <text:p text:style-name="P34">Other</text:p>
      <text:p text:style-name="P27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</text:p>
      <text:p text:style-name="P27"><text:a xlink:type="simple" xlink:href="http://www.raywenderlich.com/81879/storyboards-tutorial-swift-part-1">http://www.raywenderlich.com/81879/storyboards-tutorial-swift-part-1</text:a></text:p>
      <text:p text:style-name="P27"><text:a xlink:type="simple" xlink:href="http://www.raywenderlich.com/81880/storyboards-tutorial-swift-part-2">http://www.raywenderlich.com/81880/storyboards-tutorial-swift-part-2</text:a></text:p>
      <text:p text:style-name="P27"/>
      <text:p text:style-name="P27"><text:a xlink:type="simple" xlink:href="https://www.youtube.com/watch?v=AQXWsDNno8o">https://www.youtube.com/watch?v=AQXWsDNno8o</text:a></text:p>
      <text:p text:style-name="P27"/>
      <text:h text:style-name="Heading_20_3" text:outline-level="3">Common</text:h>
      <text:h text:style-name="P58" text:outline-level="3"/>
      <text:p text:style-name="P50">SQLite Command Line</text:p>
      <text:p text:style-name="P50"><text:a xlink:type="simple" xlink:href="https://www.sqlite.org/cli.html">https://www.sqlite.org/cli.html</text:a></text:p>
      <text:p text:style-name="P50"/>
      <text:p text:style-name="P50"/>
      <text:h text:style-name="Heading_20_3" text:outline-level="3"><text:bookmark-start text:name="__RefHeading__1361_235642581"/>Temp<text:bookmark-end text:name="__RefHeading__1361_235642581"/></text:h>
      <text:p text:style-name="P35"/>
      <text:p text:style-name="P35">2015-02-13</text:p>
      <text:p text:style-name="P36"><text:a xlink:type="simple" xlink:href="http://makeapppie.com/tag/downcasting-anyobject/">http://makeapppie.com/tag/downcasting-anyobject/</text:a></text:p>
      <text:p text:style-name="P36"/>
      <text:p text:style-name="P35"><text:a xlink:type="simple" xlink:href="http://xml-rss.de/xml-rss-feed-mit-php/xml-rss-feed-mit-php-und-dom-erstellen.htm">http://xml-rss.de/xml-rss-feed-mit-php/xml-rss-feed-mit-php-und-dom-erstellen.htm</text:a></text:p>
      <text:p text:style-name="P35"><text:a xlink:type="simple" xlink:href="https://developer.appcelerator.com/question/152243/how-to-extract-an-image-src-from-rss-feed-node">https://developer.appcelerator.com/question/152243/how-to-extract-an-image-src-from-rss-feed-</text:a><text:soft-page-break/><text:a xlink:type="simple" xlink:href="https://developer.appcelerator.com/question/152243/how-to-extract-an-image-src-from-rss-feed-node">node</text:a></text:p>
      <text:p text:style-name="P35"><text:a xlink:type="simple" xlink:href="http://www.antary.de/2014/11/12/beitragsbilder-im-wordpress-rss-feed-einbinden/">http://www.antary.de/2014/11/12/beitragsbilder-im-wordpress-rss-feed-einbinden/</text:a> (WP)</text:p>
      <text:p text:style-name="P35"><text:a xlink:type="simple" xlink:href="http://www.bib.uni-mannheim.de/bereichsauslastung/index.php?json">http://www.bib.uni-mannheim.de/bereichsauslastung/index.php?json</text:a></text:p>
      <text:p text:style-name="P35"><text:a xlink:type="simple" xlink:href="http://date.jsontest.com/">http://date.jsontest.com</text:a></text:p>
      <text:p text:style-name="P35"><text:a xlink:type="simple" xlink:href="http://www.bytearray.org/?p=5517">http://www.bytearray.org/?p=5517</text:a></text:p>
      <text:p text:style-name="P35"><text:a xlink:type="simple" xlink:href="http://stackoverflow.com/questions/24065536/downloading-and-parsing-json-in-swift">http://stackoverflow.com/questions/24065536/downloading-and-parsing-json-in-swift</text:a></text:p>
      <text:p text:style-name="P35"><text:a xlink:type="simple" xlink:href="http://www.freeformatter.com/json-validator.html">http://www.freeformatter.com/json-validator.html</text:a></text:p>
      <text:p text:style-name="P35"><text:a xlink:type="simple" xlink:href="http://www.ioscreator.com/tutorials/json-parsing-tutorial-ios8-swift">http://www.ioscreator.com/tutorials/json-parsing-tutorial-ios8-swift</text:a></text:p>
      <text:p text:style-name="P35"><text:a xlink:type="simple" xlink:href="http://robots.thoughtbot.com/parsing-embedded-json-and-arrays-in-swift">http://robots.thoughtbot.com/parsing-embedded-json-and-arrays-in-swift</text:a></text:p>
      <text:p text:style-name="P35"/>
      <text:p text:style-name="P27"/>
      <text:h text:style-name="Heading_20_3" text:outline-level="3"><text:bookmark-start text:name="__RefHeading__1363_235642581"/><text:span text:style-name="T18">Objective c</text:span> Code <text:span text:style-name="T18">Snippets</text:span><text:bookmark-end text:name="__RefHeading__1363_235642581"/></text:h>
      <text:p text:style-name="P1"/>
      <text:p text:style-name="P1">Link NavigationBar in iOS</text:p>
      <text:p text:style-name="P2"><text:a xlink:type="simple" xlink:href="http://www.appcoda.com/customize-navigation-status-bar-ios-7/">http://www.appcoda.com/customize-navigation-status-bar-ios-7/</text:a></text:p>
      <text:p text:style-name="P2"/>
      <text:p text:style-name="P3">Simple TableView in iOS</text:p>
      <text:p text:style-name="P3"><text:a xlink:type="simple" xlink:href="http://www.appcoda.com/uitableview-tutorial-storyboard-xcode5/">http://www.appcoda.com/uitableview-tutorial-storyboard-xcode5/</text:a></text:p>
      <text:p text:style-name="P3"/>
      <text:p text:style-name="P5">SimpleRSS Reader</text:p>
      <text:p text:style-name="P5"><text:a xlink:type="simple" xlink:href="http://www.appcoda.com/ios-programming-rss-reader-tutorial/">http://www.appcoda.com/ios-programming-rss-reader-tutorial/</text:a></text:p>
      <text:p text:style-name="P5"/>
      <text:p text:style-name="P6">ProgressBar Implementation</text:p>
      <text:p text:style-name="P6"><text:a xlink:type="simple" xlink:href="http://stackoverflow.com/questions/9976278/how-to-programmatically-add-a-simple-default-loadingprogress-bar-in-iphone-app">http://stackoverflow.com/questions/9976278/how-to-programmatically-add-a-simple-default-loadingprogress-bar-in-iphone-app</text:a></text:p>
      <text:p text:style-name="P6"/>
      <text:p text:style-name="P4">Storyboard</text:p>
      <text:p text:style-name="P4"><text:a xlink:type="simple" xlink:href="https://developer.apple.com/library/ios/recipes/xcode_help-IB_storyboard/chapters/StoryboardScene.html">https://developer.apple.com/library/ios/recipes/xcode_help-IB_storyboard/chapters/StoryboardScene.html</text:a></text:p>
      <text:p text:style-name="P4">Segue</text:p>
      <text:p text:style-name="P4"/>
      <text:p text:style-name="P15">UIBarButtonItem with a custom image</text:p>
      <text:p text:style-name="P15"><text:a xlink:type="simple" xlink:href="http://www.appgroup.co.uk/adding-a-uibarbuttonitem-with-a-custom-image/">http://www.appgroup.co.uk/adding-a-uibarbuttonitem-with-a-custom-image/</text:a></text:p>
      <text:p text:style-name="P15"/>
      <text:p text:style-name="P17">Actitivity Indicator</text:p>
      <text:p text:style-name="P17"><text:a xlink:type="simple" xlink:href="http://www.ioscreator.com/tutorials/activity-indicator-tutorial-ios8-swift">http://www.ioscreator.com/tutorials/activity-indicator-tutorial-ios8-swift</text:a></text:p>
      <text:p text:style-name="P17"/>
      <text:p text:style-name="P18">MVC Concept</text:p>
      <text:p text:style-name="P18"><text:a xlink:type="simple" xlink:href="http://codewithchris.com/how-to-make-iphone-apps-mvc-one-pattern-to-rule-them-all/">http://codewithchris.com/how-to-make-iphone-apps-mvc-one-pattern-to-rule-them-all/</text:a></text:p>
      <text:p text:style-name="P49"/>
      <text:p text:style-name="P16">2 Dos <text:span text:style-name="T17">iOS</text:span></text:p>
      <text:p text:style-name="P51"/>
      <text:p text:style-name="P10"/>
      <text:p text:style-name="P10">Website</text:p>
      <text:list xml:id="list1580496010698555375" text:style-name="L1">
        <text:list-item>
          <text:p text:style-name="P59">Ladebalken einfügen <text:span text:style-name="T29">[ok]</text:span></text:p>
        </text:list-item>
        <text:list-item>
          <text:p text:style-name="P59">Website-Header ausblenden <text:span text:style-name="T29">[ok]</text:span></text:p>
        </text:list-item>
        <text:list-item>
          <text:p text:style-name="P59">Website-Header-Menu in Navigationsbar übernehmen <text:span text:style-name="T38">[%]</text:span></text:p>
        </text:list-item>
        <text:list-item>
          <text:p text:style-name="P85"><text:span text:style-name="T38">W</text:span><text:span text:style-name="T37">ebsite TabBar hinzufügen</text:span></text:p>
          <text:list>
            <text:list-item>
              <text:p text:style-name="P85"><text:span text:style-name="T37">Browser Forward, Back, Reload ...</text:span></text:p>
            </text:list-item>
          </text:list>
        </text:list-item>
      </text:list>
      <text:p text:style-name="P9"/>
      <text:p text:style-name="P7"><text:span text:style-name="T3">Katalog</text:span><text:span text:style-name="T1"> </text:span></text:p>
      <text:p text:style-name="P7"><text:soft-page-break/><text:span text:style-name="T1">→ </text:span>Primo</text:p>
      <text:list xml:id="list451293735043911441" text:style-name="L2">
        <text:list-item>
          <text:p text:style-name="P60">Ladebalken einfügen <text:span text:style-name="T29">[ok]</text:span></text:p>
        </text:list-item>
        <text:list-item>
          <text:p text:style-name="P60">Primo-Header ausblenden <text:span text:style-name="T29">[ok]</text:span></text:p>
        </text:list-item>
      </text:list>
      <text:p text:style-name="P9"/>
      <text:p text:style-name="P7"><text:span text:style-name="T2">Aktuelles</text:span> </text:p>
      <text:p text:style-name="P7">→ News</text:p>
      <text:list xml:id="list671227187718917193" text:style-name="L3">
        <text:list-item>
          <text:p text:style-name="P61">Ladebalken einfügen ?</text:p>
        </text:list-item>
        <text:list-item>
          <text:p text:style-name="P64">Ansicht der Listenelemente verbessern, sinnvolle Aktion wählen <text:span text:style-name="T29">[ok]</text:span></text:p>
        </text:list-item>
        <text:list-item>
          <text:p text:style-name="P65">Voransicht <text:span text:style-name="T33">und </text:span><text:span text:style-name="T31">[ok]</text:span><text:span text:style-name="T33"> </text:span></text:p>
        </text:list-item>
        <text:list-item>
          <text:p text:style-name="P66">Detailansicht <text:span text:style-name="T29">[ok]</text:span></text:p>
        </text:list-item>
        <text:list-item>
          <text:p text:style-name="P64">Detailansicht der Listenelemente überarbeiten</text:p>
        </text:list-item>
      </text:list>
      <text:p text:style-name="P7"/>
      <text:p text:style-name="P7"><text:span text:style-name="T2">Statistik</text:span> </text:p>
      <text:p text:style-name="P7">→ Freie Plätze</text:p>
      <text:list xml:id="list1425614997819956733" text:style-name="L4">
        <text:list-item>
          <text:p text:style-name="P62">Ladebalken einfügen</text:p>
        </text:list-item>
        <text:list-item>
          <text:p text:style-name="P67">bisher statisch, Funktionen implementieren <text:span text:style-name="T30">[ok]</text:span></text:p>
        </text:list-item>
      </text:list>
      <text:p text:style-name="P14"/>
      <text:p text:style-name="P11">Einstellungen</text:p>
      <text:list xml:id="list2390122235983963877" text:style-name="L5">
        <text:list-item>
          <text:p text:style-name="P68">fehlt noch</text:p>
        </text:list-item>
      </text:list>
      <text:p text:style-name="P44"/>
      <text:p text:style-name="P12">Datenbank</text:p>
      <text:list xml:id="list121510153329526" text:continue-numbering="true" text:style-name="L5">
        <text:list-item>
          <text:p text:style-name="P69">Testeingaben un<text:span text:style-name="T35">d</text:span> Abruf<text:span text:style-name="T36"> </text:span><text:span text:style-name="T29">[ok]</text:span></text:p>
        </text:list-item>
        <text:list-item>
          <text:p text:style-name="P70">Datenbank anlegen</text:p>
        </text:list-item>
        <text:list-item>
          <text:p text:style-name="P70">Routinen implementieren</text:p>
        </text:list-item>
        <text:list-item>
          <text:p text:style-name="P70"/>
        </text:list-item>
      </text:list>
      <text:p text:style-name="P14"/>
      <text:p text:style-name="P11">Allgemein</text:p>
      <text:list xml:id="list9059010100518443245" text:style-name="L6">
        <text:list-item>
          <text:p text:style-name="P63"><text:span text:style-name="T4">Methoden zur </text:span>Netzwerkprüfung, -<text:span text:style-name="T4">verfügbarkeit </text:span><text:span text:style-name="T29">[ok]</text:span></text:p>
        </text:list-item>
        <text:list-item>
          <text:p text:style-name="P71">Logo in Kopfzeile<text:span text:style-name="T36"> </text:span><text:span text:style-name="T29">[ok]</text:span></text:p>
        </text:list-item>
        <text:list-item>
          <text:p text:style-name="P72">Button für Einstellungen in Kopfzeile</text:p>
        </text:list-item>
        <text:list-item>
          <text:p text:style-name="P73">Start-Icon erstellen <text:span text:style-name="T29">[ok]</text:span></text:p>
        </text:list-item>
        <text:list-item>
          <text:p text:style-name="P74">Layout für iPad bzw. Queransich<text:span text:style-name="T25">t</text:span></text:p>
        </text:list-item>
        <text:list-item>
          <text:p text:style-name="P75">CellImage in News Liste (Voransicht) → entweder nach Typ (versch. Farben) oder das erste Bild anzeigen, ebenfalls rund</text:p>
        </text:list-item>
        <text:list-item>
          <text:p text:style-name="P76">Design: Runde Menu Elemente → Material Design, <text:span text:style-name="T28">Flat [</text:span><text:span text:style-name="T32">vorbereitet</text:span><text:span text:style-name="T28">, ok] </text:span></text:p>
        </text:list-item>
      </text:list>
      <text:p text:style-name="P8"/>
      <text:p text:style-name="P8"/>
      <text:p text:style-name="P13">2Dos Android</text:p>
      <text:list xml:id="list5064944642428162139" text:style-name="L7">
        <text:list-item>
          <text:p text:style-name="P77">RSS <text:span text:style-name="T16">Abruf für News </text:span>implementieren</text:p>
        </text:list-item>
        <text:list-item>
          <text:p text:style-name="P78">Detailansicht für News implementieren?</text:p>
        </text:list-item>
        <text:list-item>
          <text:p text:style-name="P77">JSON <text:span text:style-name="T16">Abruf für freie Plätze </text:span>implementieren</text:p>
        </text:list-item>
        <text:list-item>
          <text:p text:style-name="P77">Einstellungen überdenken (schnellere Ladezeiten, Angabe der Anzahl noch nötig?)</text:p>
        </text:list-item>
        <text:list-item>
          <text:p text:style-name="P79">Bugs beseitigen, die zum Absturz führen</text:p>
          <text:p text:style-name="P79"/>
        </text:list-item>
        <text:list-item>
          <text:p text:style-name="P80">Sprachsteuerung implementieren? →<text:span text:style-name="T27"> Anregung Herr Benz</text:span></text:p>
          <text:list>
            <text:list-item>
              <text:p text:style-name="P81">vereinfachte Funktion: VoiceToText für Primo Schlitz <text:span text:style-name="T29">[ok]</text:span></text:p>
            </text:list-item>
          </text:list>
        </text:list-item>
        <text:list-item>
          <text:p text:style-name="P82">Chat implementieren? →<text:span text:style-name="T26"> Mibew v2.0.2 alpha (seit 22.01.2015 auch responsiv)</text:span></text:p>
        </text:list-item>
        <text:list-item>
          <text:p text:style-name="P83">Schulungsangebot aus Portal2 darstellen</text:p>
        </text:list-item>
        <text:list-item>
          <text:p text:style-name="P84">Bibliotheksspiel <text:span text:style-name="T34">integrier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6:40:53.533234000</meta:creation-date>
    <dc:date>2015-03-30T12:15:08.276285000</dc:date>
    <meta:editing-duration>P5DT4H39M37S</meta:editing-duration>
    <meta:editing-cycles>124</meta:editing-cycles>
    <meta:generator>LibreOffice/4.2.8.2$MacOSX_x86 LibreOffice_project/48d50dbfc06349262c9d50868e5c1f630a573ebd</meta:generator>
    <meta:document-statistic meta:table-count="0" meta:image-count="0" meta:object-count="0" meta:page-count="5" meta:paragraph-count="163" meta:word-count="475" meta:character-count="6798" meta:non-whitespace-character-count="6513"/>
  </office:meta>
</office:document-meta>
</file>